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9.45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89.89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133.34pt"/>
    </style:style>
    <style:style style:name="co7" style:family="table-column">
      <style:table-column-properties fo:break-before="auto" style:column-width="125.94pt"/>
    </style:style>
    <style:style style:name="co8" style:family="table-column">
      <style:table-column-properties fo:break-before="auto" style:column-width="10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 ou 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</table:table-row>
        <table:table-row table:style-name="ro1">
          <table:table-cell office:value-type="string" calcext:value-type="string">
            <text:p>Péssimo ou Ruim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1.08" calcext:value-type="float">
            <text:p>1.08</text:p>
          </table:table-cell>
          <table:table-cell office:value-type="float" office:value="1.62" calcext:value-type="float">
            <text:p>1.6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curácia</text:p>
          </table:table-cell>
          <table:table-cell table:number-columns-repeated="2"/>
        </table:table-row>
        <table:table-row table:style-name="ro1">
          <table:table-cell/>
          <table:table-cell table:formula="of:=SUM([.B2];[.C3];[.D4])/SUM([.B2:.D4])"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Pessima/Ruim</text:p>
          </table:table-cell>
          <table:table-cell table:number-columns-repeated="2"/>
        </table:table-row>
        <table:table-row table:style-name="ro1">
          <table:table-cell/>
          <table:table-cell table:formula="of:=SUM([.C2:.D2])/SUM([.B2:.D2])" office:value-type="float" office:value="0.148936170212766" calcext:value-type="float">
            <text:p>0.1489361702127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Péssimo/Ruim</text:p>
          </table:table-cell>
          <table:table-cell table:number-columns-repeated="2"/>
        </table:table-row>
        <table:table-row table:style-name="ro1">
          <table:table-cell/>
          <table:table-cell table:formula="of:=SUM([.B3])/SUM([.B3:.D3])" office:value-type="float" office:value="0.385714285714286" calcext:value-type="float">
            <text:p>0.3857142857142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Excelente</text:p>
          </table:table-cell>
          <table:table-cell table:number-columns-repeated="2"/>
        </table:table-row>
        <table:table-row table:style-name="ro1">
          <table:table-cell/>
          <table:table-cell table:formula="of:=SUM([.D3])/SUM([.B3:.D3])" office:value-type="float" office:value="0.0357142857142857" calcext:value-type="float">
            <text:p>0.0357142857142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Excelente</text:p>
          </table:table-cell>
          <table:table-cell table:number-columns-repeated="2"/>
        </table:table-row>
        <table:table-row table:style-name="ro1">
          <table:table-cell/>
          <table:table-cell table:formula="of:=SUM([.C4])/SUM([.B4:.D4])" office:value-type="float" office:value="0.112" calcext:value-type="float">
            <text:p>0.112</text:p>
          </table:table-cell>
          <table:table-cell table:number-columns-repeated="2"/>
        </table:table-row>
      </table:table>
      <table:table table:name="Sheet2" table:style-name="ta2">
        <table:table-column table:style-name="co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 ou 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</table:table-row>
        <table:table-row table:style-name="ro1">
          <table:table-cell office:value-type="string" calcext:value-type="string">
            <text:p>Péssimo ou Ruim</text:p>
          </table:table-cell>
          <table:table-cell office:value-type="float" office:value="4.2202" calcext:value-type="float">
            <text:p>4.220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766" calcext:value-type="float">
            <text:p>0.766</text:p>
          </table:table-cell>
          <table:table-cell office:value-type="float" office:value="1.5883" calcext:value-type="float">
            <text:p>1.5883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73" calcext:value-type="float">
            <text:p>0.0173</text:p>
          </table:table-cell>
          <table:table-cell office:value-type="float" office:value="2.4532" calcext:value-type="float">
            <text:p>2.45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curácia</text:p>
          </table:table-cell>
          <table:table-cell table:number-columns-repeated="2"/>
        </table:table-row>
        <table:table-row table:style-name="ro1">
          <table:table-cell/>
          <table:table-cell table:formula="of:=SUM([.B2];[.C3];[.D4])/SUM([.B2:.D4])" office:value-type="float" office:value="0.82617" calcext:value-type="float">
            <text:p>0.826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Pessima/Ruim</text:p>
          </table:table-cell>
          <table:table-cell table:number-columns-repeated="2"/>
        </table:table-row>
        <table:table-row table:style-name="ro1">
          <table:table-cell/>
          <table:table-cell table:formula="of:=SUM([.C2:.D2])/SUM([.B2:.D2])" office:value-type="float" office:value="0.173854315525713" calcext:value-type="float">
            <text:p>0.1738543155257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Péssimo/Ruim</text:p>
          </table:table-cell>
          <table:table-cell table:number-columns-repeated="2"/>
        </table:table-row>
        <table:table-row table:style-name="ro1">
          <table:table-cell/>
          <table:table-cell table:formula="of:=SUM([.B3])/SUM([.B3:.D3])" office:value-type="float" office:value="0.317302514394598" calcext:value-type="float">
            <text:p>0.3173025143945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Excelente</text:p>
          </table:table-cell>
          <table:table-cell table:number-columns-repeated="2"/>
        </table:table-row>
        <table:table-row table:style-name="ro1">
          <table:table-cell/>
          <table:table-cell table:formula="of:=SUM([.D3])/SUM([.B3:.D3])" office:value-type="float" office:value="0.0247711362412493" calcext:value-type="float">
            <text:p>0.0247711362412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Excelente</text:p>
          </table:table-cell>
          <table:table-cell table:number-columns-repeated="2"/>
        </table:table-row>
        <table:table-row table:style-name="ro1">
          <table:table-cell/>
          <table:table-cell table:formula="of:=SUM([.C4])/SUM([.B4:.D4])" office:value-type="float" office:value="0.00698256377139167" calcext:value-type="float">
            <text:p>0.006982563771392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 ou 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</table:table-row>
        <table:table-row table:style-name="ro1">
          <table:table-cell office:value-type="string" calcext:value-type="string">
            <text:p>Péssimo ou Ruim</text:p>
          </table:table-cell>
          <table:table-cell office:value-type="float" office:value="4.04" calcext:value-type="float">
            <text:p>4.04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1.08" calcext:value-type="float">
            <text:p>1.08</text:p>
          </table:table-cell>
          <table:table-cell office:value-type="float" office:value="1.46" calcext:value-type="float">
            <text:p>1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curácia</text:p>
          </table:table-cell>
          <table:table-cell table:number-columns-repeated="2"/>
        </table:table-row>
        <table:table-row table:style-name="ro1">
          <table:table-cell/>
          <table:table-cell table:formula="of:=SUM([.B2];[.C3];[.D4])/SUM([.B2:.D4])" office:value-type="float" office:value="0.796" calcext:value-type="float">
            <text:p>0.7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Pessima/Ruim</text:p>
          </table:table-cell>
          <table:table-cell table:number-columns-repeated="2"/>
        </table:table-row>
        <table:table-row table:style-name="ro1">
          <table:table-cell/>
          <table:table-cell table:formula="of:=SUM([.C2:.D2])/SUM([.B2:.D2])" office:value-type="float" office:value="0.102222222222222" calcext:value-type="float">
            <text:p>0.1022222222222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Péssimo/Ruim</text:p>
          </table:table-cell>
          <table:table-cell table:number-columns-repeated="2"/>
        </table:table-row>
        <table:table-row table:style-name="ro1">
          <table:table-cell/>
          <table:table-cell table:formula="of:=SUM([.B3])/SUM([.B3:.D3])" office:value-type="float" office:value="0.412213740458015" calcext:value-type="float">
            <text:p>0.412213740458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Excelente</text:p>
          </table:table-cell>
          <table:table-cell table:number-columns-repeated="2"/>
        </table:table-row>
        <table:table-row table:style-name="ro1">
          <table:table-cell/>
          <table:table-cell table:formula="of:=SUM([.D3])/SUM([.B3:.D3])" office:value-type="float" office:value="0.0305343511450382" calcext:value-type="float">
            <text:p>0.0305343511450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Excelente</text:p>
          </table:table-cell>
          <table:table-cell table:number-columns-repeated="2"/>
        </table:table-row>
        <table:table-row table:style-name="ro1">
          <table:table-cell/>
          <table:table-cell table:formula="of:=SUM([.C4])/SUM([.B4:.D4])" office:value-type="float" office:value="0.0902777777777778" calcext:value-type="float">
            <text:p>0.090277777777778</text:p>
          </table:table-cell>
          <table:table-cell table:number-columns-repeated="2"/>
        </table:table-row>
      </table:table>
      <table:table table:name="Sheet4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dição\Realidade</text:p>
          </table:table-cell>
          <table:table-cell office:value-type="string" calcext:value-type="string">
            <text:p><text:s/>Péssimo ou Ruim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Excelente</text:p>
          </table:table-cell>
        </table:table-row>
        <table:table-row table:style-name="ro1">
          <table:table-cell office:value-type="string" calcext:value-type="string">
            <text:p>Péssimo ou Ruim</text:p>
          </table:table-cell>
          <table:table-cell office:value-type="float" office:value="4.34" calcext:value-type="float">
            <text:p>4.34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float" office:value="0.7" calcext:value-type="float">
            <text:p>0.7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elente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curácia</text:p>
          </table:table-cell>
          <table:table-cell table:number-columns-repeated="2"/>
        </table:table-row>
        <table:table-row table:style-name="ro1">
          <table:table-cell/>
          <table:table-cell table:formula="of:=SUM([.B2];[.C3];[.D4])/SUM([.B2:.D4])" office:value-type="float" office:value="0.854" calcext:value-type="float">
            <text:p>0.8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Pessima/Ruim</text:p>
          </table:table-cell>
          <table:table-cell table:number-columns-repeated="2"/>
        </table:table-row>
        <table:table-row table:style-name="ro1">
          <table:table-cell/>
          <table:table-cell table:formula="of:=SUM([.C2:.D2])/SUM([.B2:.D2])" office:value-type="float" office:value="0.114285714285714" calcext:value-type="float">
            <text:p>0.1142857142857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Péssimo/Ruim</text:p>
          </table:table-cell>
          <table:table-cell table:number-columns-repeated="2"/>
        </table:table-row>
        <table:table-row table:style-name="ro1">
          <table:table-cell/>
          <table:table-cell table:formula="of:=SUM([.B3])/SUM([.B3:.D3])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g classificada Como Boa ser Excelente</text:p>
          </table:table-cell>
          <table:table-cell table:number-columns-repeated="2"/>
        </table:table-row>
        <table:table-row table:style-name="ro1">
          <table:table-cell/>
          <table:table-cell table:formula="of:=SUM([.D3])/SUM([.B3:.D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nce de erro p/ classificação Excelente</text:p>
          </table:table-cell>
          <table:table-cell table:number-columns-repeated="2"/>
        </table:table-row>
        <table:table-row table:style-name="ro1">
          <table:table-cell/>
          <table:table-cell table:formula="of:=SUM([.C4])/SUM([.B4:.D4])" office:value-type="float" office:value="0.041958041958042" calcext:value-type="float">
            <text:p>0.04195804195804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6:31:40.970000000</meta:creation-date>
    <dc:date>2022-10-23T18:05:19.099000000</dc:date>
    <meta:editing-duration>PT11M32S</meta:editing-duration>
    <meta:editing-cycles>2</meta:editing-cycles>
    <meta:generator>Trio_Office/6.2.8.2$Windows_x86 LibreOffice_project/</meta:generator>
    <meta:document-statistic meta:table-count="4" meta:cell-count="104" meta:object-count="0"/>
  </office:meta>
</office:document-meta>
</file>